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brary(haven)</text:p>
      <text:p text:style-name="Standard">library(tidyverse)</text:p>
      <text:p text:style-name="Standard">library(lubridate)</text:p>
      <text:p text:style-name="Standard">library(sp)</text:p>
      <text:p text:style-name="Standard">library(sf)</text:p>
      <text:p text:style-name="Standard">library(rgeos)</text:p>
      <text:p text:style-name="Standard">library(geosphere)</text:p>
      <text:p text:style-name="Standard">library(rgdal)</text:p>
      <text:p text:style-name="Standard">library(raster)</text:p>
      <text:p text:style-name="Standard">library(devtools)</text:p>
      <text:p text:style-name="Standard">library(conflicted)</text:p>
      <text:p text:style-name="Standard"/>
      <text:p text:style-name="Standard">#####</text:p>
      <text:p text:style-name="Standard">#Solving conflict functions</text:p>
      <text:p text:style-name="Standard">conflict_prefer("select", "dplyr")</text:p>
      <text:p text:style-name="Standard">conflict_prefer("filter", "dplyr")</text:p>
      <text:p text:style-name="Standard"/>
      <text:p text:style-name="Standard">##############################################################################</text:p>
      <text:p text:style-name="Standard">#Spatiotemporal - EGRESOS 2011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  <text:p text:style-name="Standard">##</text:p>
      <text:p text:style-name="Standard"># Importing and exploring data EGRESOS</text:p>
      <text:p text:style-name="Standard">###</text:p>
      <text:p text:style-name="Standard"/>
      <text:p text:style-name="Standard">egresos2010 &lt;- read_sav("Data/Egresos_hospitalarios2010.sav")</text:p>
      <text:p text:style-name="Standard">glimpse(egresos2010)</text:p>
      <text:p text:style-name="Standard">str(egresos2010)</text:p>
      <text:p text:style-name="Standard"/>
      <text:p text:style-name="Standard"/>
      <text:p text:style-name="Standard">egresos2011 &lt;- read_sav("Data/Egresos_hospitalarios2011.sav")</text:p>
      <text:p text:style-name="Standard">glimpse(egresos2011)</text:p>
      <text:p text:style-name="Standard">str(egresos2011)</text:p>
      <text:p text:style-name="Standard"/>
      <text:p text:style-name="Standard">defunciones2001 &lt;- read_sav("Data/Defunciones_2001.sav")</text:p>
      <text:p text:style-name="Standard"/>
      <text:p text:style-name="Standard">eg2011 &lt;- read_sav("Data/Egresos_hospitalarios2011.sav")</text:p>
      <text:p text:style-name="Standard">eg2012 &lt;- read_sav("Data/Egresos_hospitalarios2012.sav")</text:p>
      <text:p text:style-name="Standard">eg2013 &lt;- read_sav("Data/Egresos_hospitalarios2013.sav")</text:p>
      <text:p text:style-name="Standard">eg2014 &lt;- read_sav("Data/Egresos_hospitalarios2014.sav")</text:p>
      <text:p text:style-name="Standard">eg2015 &lt;- read_sav("Data/Egresos_hospitalarios2015.sav")</text:p>
      <text:p text:style-name="Standard">eg2016 &lt;- read_sav("Data/Egresos_hospitalarios2016.sav")</text:p>
      <text:p text:style-name="Standard">eg2017 &lt;- read_sav("Data/Egresos_hospitalarios2017.sav")</text:p>
      <text:p text:style-name="Standard">eg2018 &lt;- read_sav("Data/Egresos_hospitalarios2018.sav")</text:p>
      <text:p text:style-name="Standard">eg2019 &lt;- read_sav("Data/Egresos_hospitalarios2019.sav")</text:p>
      <text:p text:style-name="Standard"/>
      <text:p text:style-name="Standard"/>
      <text:p text:style-name="Standard"/>
      <text:p text:style-name="Standard"><text:soft-page-break/>#######################################</text:p>
      <text:p text:style-name="Standard">#Capture variable names for 2011- 2015</text:p>
      <text:p text:style-name="Standard">#######################################</text:p>
      <text:p text:style-name="Standard"/>
      <text:p text:style-name="Standard">capture.output(names(eg2015), file = "variables2015.txt")</text:p>
      <text:p text:style-name="Standard">capture.output(names(eg2014), file = "variables2014.txt")</text:p>
      <text:p text:style-name="Standard">capture.output(names(eg2013), file = "variables2013.txt")</text:p>
      <text:p text:style-name="Standard">capture.output(names(eg2012), file = "variables2012.txt")</text:p>
      <text:p text:style-name="Standard">capture.output(names(eg2011), file = "variables2011.txt")</text:p>
      <text:p text:style-name="Standard"/>
      <text:p text:style-name="Standard">#########################################</text:p>
      <text:p text:style-name="Standard">#### Exploring Bind variables that have same variables' names (2015-2019)</text:p>
      <text:p text:style-name="Standard">#########################################</text:p>
      <text:p text:style-name="Standard"/>
      <text:p text:style-name="Standard">#LIst of variables class</text:p>
      <text:p text:style-name="Standard"/>
      <text:p text:style-name="Standard">t(t(sapply(eg2019, class)))</text:p>
      <text:p text:style-name="Standard">t(t(sapply(eg2018, class)))</text:p>
      <text:p text:style-name="Standard">t(t(sapply(eg2017, class)))</text:p>
      <text:p text:style-name="Standard">t(t(sapply(eg2016, class)))</text:p>
      <text:p text:style-name="Standard">t(t(sapply(eg2015, class)))</text:p>
      <text:p text:style-name="Standard"/>
      <text:p text:style-name="Standard">eg2017$fecha_egr &lt;- as.character(eg2017$fecha_egr)</text:p>
      <text:p text:style-name="Standard">eg2017$fecha_ingr &lt;- as.character(eg2017$fecha_ingr) </text:p>
      <text:p text:style-name="Standard">eg2017 &lt;- eg2017 %&gt;% mutate(fecha_ingr = str_replace_all(fecha_ingr, "-", "/")) %&gt;% </text:p>
      <text:p text:style-name="Standard"><text:s text:c="2"/>mutate(fecha_egr = str_replace_all(fecha_egr, "-", "/"))</text:p>
      <text:p text:style-name="Standard"/>
      <text:p text:style-name="Standard">eg2016$fecha_egr &lt;- as.character(eg2016$fecha_egr)</text:p>
      <text:p text:style-name="Standard"/>
      <text:p text:style-name="Standard">eg2016$fecha_ingr &lt;- as.character(eg2016$fecha_ingr) </text:p>
      <text:p text:style-name="Standard">eg2016 &lt;- eg2016 %&gt;% mutate(fecha_ingr = str_replace_all(fecha_ingr, "-", "/")) %&gt;% </text:p>
      <text:p text:style-name="Standard"><text:s text:c="2"/>mutate(fecha_egr = str_replace_all(fecha_egr, "-", "/"))</text:p>
      <text:p text:style-name="Standard"/>
      <text:p text:style-name="Standard"/>
      <text:p text:style-name="Standard">eg2015$fecha_egr &lt;- as.character(eg2015$fecha_egr)</text:p>
      <text:p text:style-name="Standard">eg2015$fecha_ingr &lt;- as.character(eg2015$fecha_ingr)</text:p>
      <text:p text:style-name="Standard">eg2015 &lt;- eg2015 %&gt;% mutate(fecha_ingr = str_replace_all(fecha_ingr, "-", "/")) %&gt;% </text:p>
      <text:p text:style-name="Standard"><text:s text:c="11"/>mutate(fecha_egr = str_replace_all(fecha_egr, "-", "/"))</text:p>
      <text:p text:style-name="Standard"/>
      <text:p text:style-name="Standard"/>
      <text:p text:style-name="Standard"/>
      <text:p text:style-name="Standard">eg2018_2019 &lt;- bind_rows(eg2018, eg2019)</text:p>
      <text:p text:style-name="Standard">#Works!</text:p>
      <text:p text:style-name="Standard"/>
      <text:p text:style-name="Standard">eg2017_2019 &lt;- bind_rows(eg2017, eg2018_2019)</text:p>
      <text:p text:style-name="Standard">#Works!</text:p>
      <text:p text:style-name="Standard"/>
      <text:p text:style-name="Standard">eg2017_2019$nac_pac &lt;- as.character(eg2017_2019$nac_pac)</text:p>
      <text:p text:style-name="Standard"/>
      <text:p text:style-name="Standard"><text:soft-page-break/></text:p>
      <text:p text:style-name="Standard">eg2016_2019 &lt;- bind_rows(eg2016, eg2017_2019)</text:p>
      <text:p text:style-name="Standard">#Works!</text:p>
      <text:p text:style-name="Standard"/>
      <text:p text:style-name="Standard"/>
      <text:p text:style-name="Standard">t(t(sapply(eg2018_2019, class)))</text:p>
      <text:p text:style-name="Standard">t(t(sapply(eg2017_2019, class)))</text:p>
      <text:p text:style-name="Standard">t(t(sapply(eg2016_2019, class)))</text:p>
      <text:p text:style-name="Standard"/>
      <text:p text:style-name="Standard">######################</text:p>
      <text:p text:style-name="Standard">### Prepare to bind other year (2011-2014) NOV26_2020</text:p>
      <text:p text:style-name="Standard">### Changing name and variables class</text:p>
      <text:p text:style-name="Standard">######################</text:p>
      <text:p text:style-name="Standard"/>
      <text:p text:style-name="Standard">t(t(sapply(eg2014, class)))</text:p>
      <text:p text:style-name="Standard"/>
      <text:p text:style-name="Standard">eg2014 &lt;- eg2014 %&gt;% mutate_if(is.Date, as.character) %&gt;% </text:p>
      <text:p text:style-name="Standard"><text:s text:c="10"/>select(prov_ubi, cant_ubi, parr_ubi, clase, tipo, entidad, sector, </text:p>
      <text:p text:style-name="Standard"><text:s text:c="17"/>mes_inv, sexo, cod_edad, edad, etnia, prov_res, cant_res, parr_res,</text:p>
      <text:p text:style-name="Standard"><text:s text:c="17"/>anio_ingr, mes_ingr, dia_ingr, fecha_ingr, anio_egr, mes_egr, </text:p>
      <text:p text:style-name="Standard"><text:s text:c="17"/>dia_egr, fecha_egr, dia_estad, con_egrpa, cau_cie10, causa3, </text:p>
      <text:p text:style-name="Standard"><text:s text:c="17"/>cap221rx, cau221rx, cau298rx) %&gt;% </text:p>
      <text:p text:style-name="Standard"><text:s text:c="10"/>mutate(fecha_ingr = str_replace_all(eg2014$fecha_ingr, "-", "/")) %&gt;% </text:p>
      <text:p text:style-name="Standard"><text:s text:c="10"/>mutate(fecha_egr = str_replace_all(eg2014$fecha_egr, "-", "/"))</text:p>
      <text:p text:style-name="Standard"><text:s text:c="2"/></text:p>
      <text:p text:style-name="Standard">eg2013 &lt;- eg2013 %&gt;% mutate_if(is.Date, as.character) %&gt;% </text:p>
      <text:p text:style-name="Standard"><text:s text:c="2"/>select(prov_ubi, cant_ubi, parr_ubi, clase, tipo, entidad, sector, </text:p>
      <text:p text:style-name="Standard"><text:s text:c="9"/>mes_inv, sexo, cod_edad, edad, prov_res, cant_res, parr_res,</text:p>
      <text:p text:style-name="Standard"><text:s text:c="9"/>anio_ingr, mes_ingr, dia_ingr, fecha_ingr, anio_egr, mes_egr, </text:p>
      <text:p text:style-name="Standard"><text:s text:c="9"/>dia_egr, fecha_egr, dia_estad, con_egrpa, cau_cie10, causa3, </text:p>
      <text:p text:style-name="Standard"><text:s text:c="9"/>cap221rx, cau221rx, cau298rx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><text:s text:c="2"/></text:p>
      <text:p text:style-name="Standard">eg2012 &lt;- eg2012 %&gt;% mutate_if(is.Date, as.character) %&gt;% </text:p>
      <text:p text:style-name="Standard"><text:s text:c="2"/>unite("fecha_ingr", Anio_ingr, Mes_ingr, Dia_ingr, sep = "/", remove = FALSE) %&gt;% </text:p>
      <text:p text:style-name="Standard"><text:s text:c="2"/>select(Prov_ubie, Cant_ubie, Parr_ubie, Clase, Tipo, Entidad, Sector, </text:p>
      <text:p text:style-name="Standard"><text:s text:c="9"/>Mes_inv, Sexo_pac, Cond_edad, Edad_pac, Prov_pac, Cant_pac, Parr_pac,</text:p>
      <text:p text:style-name="Standard"><text:s text:c="9"/>Anio_ingr, Mes_ingr, Dia_ingr, fecha_ingr, Mes_egr, </text:p>
      <text:p text:style-name="Standard"><text:s text:c="9"/>Dia_egr, Dia_estad, Con_egrpa, Cau_cie10, Causa3, </text:p>
      <text:p text:style-name="Standard"><text:s text:c="9"/>Cap221rx, Cau221rx, Cau298rx) %&gt;% </text:p>
      <text:p text:style-name="Standard"><text:s text:c="2"/>rename(prov_ubi = Prov_ubie, cant_ubi = Cant_ubie, parr_ubi = Parr_ubie, </text:p>
      <text:p text:style-name="Standard"><text:s text:c="9"/>clase = Clase, tipo = Tipo, entidad = Entidad, sector = Sector, </text:p>
      <text:p text:style-name="Standard"><text:s text:c="9"/>mes_inv = Mes_inv, sexo = Sexo_pac, cod_edad = Cond_edad, edad = Edad_pac,</text:p>
      <text:p text:style-name="Standard"><text:s text:c="9"/>prov_res = Prov_pac, cant_res = Cant_pac, parr_res = Parr_pac,</text:p>
      <text:p text:style-name="Standard"><text:s text:c="9"/>anio_ingr = Anio_ingr, mes_ingr = Mes_ingr, dia_ingr = Dia_ingr, </text:p>
      <text:p text:style-name="Standard"><text:s text:c="9"/>mes_egr = Mes_egr, dia_egr = Dia_egr, dia_estad = Dia_estad, </text:p>
      <text:p text:style-name="Standard"><text:s text:c="9"/>con_egrpa = Con_egrpa, cau_cie10 = Cau_cie10, causa3 = Causa3, </text:p>
      <text:p text:style-name="Standard"><text:soft-page-break/><text:s text:c="9"/>cap221rx = Cap221rx, cau221rx = Cau221rx, cau298rx = Cau298rx) %&gt;% </text:p>
      <text:p text:style-name="Standard"><text:s text:c="2"/>mutate(entidad = as.numeric(as.character(entidad))) %&gt;% </text:p>
      <text:p text:style-name="Standard"><text:s text:c="2"/>mutate(sector = as.numeric(as.character(sector))) %&gt;% </text:p>
      <text:p text:style-name="Standard"><text:s text:c="2"/>mutate(sexo = as.numeric(as.character(sexo))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>eg2011 &lt;- eg2011 %&gt;% mutate_if(is.Date, as.character) %&gt;% </text:p>
      <text:p text:style-name="Standard"><text:s text:c="2"/>unite("fecha_ingr", anio_ingr, mes_ingr, dia_ingr, sep = "/", remove = FALSE) %&gt;% </text:p>
      <text:p text:style-name="Standard"><text:s text:c="2"/>select(prov_ubie, cant_ubie, par_ubie, clase, tipo, entidad, sector, </text:p>
      <text:p text:style-name="Standard"><text:s text:c="9"/>mes_inv, sexo_pac, cond_edad, edad_pac, prov_pac, cant_pac, parr_pac,</text:p>
      <text:p text:style-name="Standard"><text:s text:c="9"/>anio_ingr, mes_ingr, dia_ingr, fecha_ingr, mes_egr, </text:p>
      <text:p text:style-name="Standard"><text:s text:c="9"/>dia_egr, dia_estad, con_egrpa, cau_cie10, </text:p>
      <text:p text:style-name="Standard"><text:s text:c="9"/>cap221rx, cau221rx, cau298rx) %&gt;% </text:p>
      <text:p text:style-name="Standard"><text:s text:c="2"/>rename(prov_ubi = prov_ubie, cant_ubi = cant_ubie, parr_ubi = par_ubie, </text:p>
      <text:p text:style-name="Standard"><text:s text:c="9"/>sexo = sexo_pac, cod_edad = cond_edad, edad = edad_pac,</text:p>
      <text:p text:style-name="Standard"><text:s text:c="9"/>prov_res = prov_pac, cant_res = cant_pac, parr_res = parr_pac)%&gt;% <text:s text:c="2"/></text:p>
      <text:p text:style-name="Standard"><text:s text:c="2"/>mutate(cod_edad = as.numeric(as.character(cod_edad))) %&gt;% </text:p>
      <text:p text:style-name="Standard"><text:s text:c="2"/>mutate(clase = as.numeric(as.character(clase))) %&gt;% </text:p>
      <text:p text:style-name="Standard"><text:s text:c="2"/>mutate(tipo = as.numeric(as.character(tipo))) %&gt;% </text:p>
      <text:p text:style-name="Standard"><text:s text:c="2"/>mutate(entidad = as.numeric(as.character(entidad))) %&gt;% </text:p>
      <text:p text:style-name="Standard"><text:s text:c="2"/>mutate(sector = as.numeric(as.character(sector))) %&gt;% </text:p>
      <text:p text:style-name="Standard"><text:s text:c="2"/>mutate(mes_inv = as.numeric(as.character(mes_inv))) %&gt;% </text:p>
      <text:p text:style-name="Standard"><text:s text:c="2"/>mutate(sexo = as.numeric(as.character(sexo))) %&gt;% </text:p>
      <text:p text:style-name="Standard"><text:s text:c="2"/>mutate(mes_ingr = as.numeric(as.character(mes_ingr))) %&gt;% </text:p>
      <text:p text:style-name="Standard"><text:s text:c="2"/>mutate(mes_egr = as.numeric(as.character(mes_egr))) %&gt;% </text:p>
      <text:p text:style-name="Standard"><text:s text:c="2"/>mutate(con_egrpa = as.numeric(as.character(con_egrpa))) %&gt;% </text:p>
      <text:p text:style-name="Standard"><text:s text:c="2"/>mutate(cap221rx = as.numeric(as.character(cap221rx))) %&gt;% </text:p>
      <text:p text:style-name="Standard"><text:s text:c="2"/>mutate(cau221rx = as.numeric(as.character(cau221rx))) %&gt;% </text:p>
      <text:p text:style-name="Standard"><text:s text:c="2"/>mutate(cau298rx = as.numeric(as.character(cau298rx))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/>
      <text:p text:style-name="Standard"/>
      <text:p text:style-name="Standard"><text:s text:c="3"/></text:p>
      <text:p text:style-name="Standard">#######################################################</text:p>
      <text:p text:style-name="Standard">#### Putting together all the years for Spatiomtemporal</text:p>
      <text:p text:style-name="Standard"/>
      <text:p text:style-name="Standard"/>
      <text:p text:style-name="Standard">### 2015 -2019 </text:p>
      <text:p text:style-name="Standard">###Todas las variables completas</text:p>
      <text:p text:style-name="Standard">###Rural vs Urbano en todos los anios (area_ubi, 1 = Urban, 2 = Rural)</text:p>
      <text:p text:style-name="Standard">eg2015_2019 &lt;- bind_rows(eg2015, eg2016_2019) <text:s/></text:p>
      <text:p text:style-name="Standard"/>
      <text:p text:style-name="Standard">nrow(eg2015)</text:p>
      <text:p text:style-name="Standard">nrow(eg2016)</text:p>
      <text:p text:style-name="Standard">nrow(eg2017)</text:p>
      <text:p text:style-name="Standard">nrow(eg2018)</text:p>
      <text:p text:style-name="Standard"><text:soft-page-break/>nrow(eg2019)</text:p>
      <text:p text:style-name="Standard">nrow(eg2015_2019)</text:p>
      <text:p text:style-name="Standard">sum(nrow(eg2015), nrow(eg2016), nrow(eg2017), nrow(eg2018), nrow(eg2019))</text:p>
      <text:p text:style-name="Standard">#works! SUm of number of observations is correct</text:p>
      <text:p text:style-name="Standard"/>
      <text:p text:style-name="Standard">##### 2014 -2019 Etnia in all databases, sin Rural vs Urban</text:p>
      <text:p text:style-name="Standard">#####Cod_edad 4 niveles(1=hora, 2 dia, 3 mes, 4 anio, 9 ignorado)</text:p>
      <text:p text:style-name="Standard"/>
      <text:p text:style-name="Standard">eg2014_2019 &lt;- bind_rows(eg2014, eg2015_2019)</text:p>
      <text:p text:style-name="Standard">nrow(eg2014_2019)</text:p>
      <text:p text:style-name="Standard">sum(nrow(eg2014) + nrow(eg2015_2019))</text:p>
      <text:p text:style-name="Standard"/>
      <text:p text:style-name="Standard">##### 2014- 2019 Cambiando niveles cod_edad. Si horas, cambiar edad a 1, </text:p>
      <text:p text:style-name="Standard">##### Y cambiar cod_edad de horas (1) a dia (2). Quedan 2=dia, 3=mes, 4=anio</text:p>
      <text:p text:style-name="Standard">table(eg2014_2019$cod_edad)</text:p>
      <text:p text:style-name="Standard"/>
      <text:p text:style-name="Standard">eg2014_2019 &lt;- eg2014_2019 %&gt;% <text:s/>mutate(edad = if_else(cod_edad == 1, 1, edad ))</text:p>
      <text:p text:style-name="Standard">eg2014_2019 &lt;- eg2014_2019 %&gt;% within(cod_edad[cod_edad == 1] &lt;- 2)</text:p>
      <text:p text:style-name="Standard"/>
      <text:p text:style-name="Standard">table(eg2014_2019$cod_edad)</text:p>
      <text:p text:style-name="Standard">#Consistentes los cod_edad antes y despues del cambio </text:p>
      <text:p text:style-name="Standard"/>
      <text:p text:style-name="Standard">##### 2013 - 2019, Buena información del egreso (2011-2012 no tienen anio egreso). </text:p>
      <text:p text:style-name="Standard">eg2013_2019 &lt;- bind_rows(eg2013, eg2014_2019)</text:p>
      <text:p text:style-name="Standard"/>
      <text:p text:style-name="Standard">nrow(eg2013_2019)</text:p>
      <text:p text:style-name="Standard">sum(nrow(eg2013) + nrow(eg2014_2019))</text:p>
      <text:p text:style-name="Standard"/>
      <text:p text:style-name="Standard">##### 2011 - 2019, Todas las variables </text:p>
      <text:p text:style-name="Standard">##todos los anios, subset ANios solo anios despues 2010</text:p>
      <text:p text:style-name="Standard"/>
      <text:p text:style-name="Standard">eg2011_2019 &lt;- bind_rows(eg2011, eg2012, eg2013_2019)</text:p>
      <text:p text:style-name="Standard">eg2011_2019 &lt;- eg2011_2019 %&gt;% subset(anio_ingr &gt; 2010)</text:p>
      <text:p text:style-name="Standard"/>
      <text:p text:style-name="Standard">nrow(eg2011_2019)</text:p>
      <text:p text:style-name="Standard">sum(nrow(eg2011) + nrow(eg2012) + nrow(eg2013_2019))</text:p>
      <text:p text:style-name="Standard"/>
      <text:p text:style-name="Standard">### Dropping variables that are NOT in all years. </text:p>
      <text:p text:style-name="Standard">eg_2011_2019_all &lt;- eg2011_2019 %&gt;% </text:p>
      <text:p text:style-name="Standard"><text:s text:c="2"/>select(-c(causa3, anio_egr, fecha_egr, etnia, area_ubi, nac_pac, nom_pais, </text:p>
      <text:p text:style-name="Standard"><text:s text:c="12"/>cod_pais, area_res, esp_egrpa))</text:p>
      <text:p text:style-name="Standard"/>
      <text:p text:style-name="Standard">###############################################</text:p>
      <text:p text:style-name="Standard">###Calculating Centroids from shapefile </text:p>
      <text:p text:style-name="Standard">####### </text:p>
      <text:p text:style-name="Standard"/>
      <text:p text:style-name="Standard">cantones_shp &lt;- readOGR("Data/Cantones2014_INEC", "nxcantones")</text:p>
      <text:p text:style-name="Standard">plot(cantones_shp)</text:p>
      <text:p text:style-name="Standard">centroidCant &lt;- gCentroid(cantones_shp, byid = TRUE)</text:p>
      <text:p text:style-name="Standard"><text:soft-page-break/></text:p>
      <text:p text:style-name="Standard">SpDF_centroid &lt;- SpatialPointsDataFrame(centroidCant, cantones_shp@data)</text:p>
      <text:p text:style-name="Standard">SpDF_centroid </text:p>
      <text:p text:style-name="Standard"/>
      <text:p text:style-name="Standard">plot(cantones_shp)</text:p>
      <text:p text:style-name="Standard">plot(SpDF_centroid, add = TRUE)</text:p>
      <text:p text:style-name="Standard"/>
      <text:p text:style-name="Standard">CantCentr_df &lt;- as.data.frame(SpDF_centroid)</text:p>
      <text:p text:style-name="Standard"/>
      <text:p text:style-name="Standard"/>
      <text:p text:style-name="Standard">CantCentr_df &lt;- CantCentr_df %&gt;% dplyr::select(DPA_CANTON, DPA_DESCAN, x, y) </text:p>
      <text:p text:style-name="Standard">#There was a conflict with select (probably with raster)</text:p>
      <text:p text:style-name="Standard"/>
      <text:p text:style-name="Standard">proy_pob2010_2020 &lt;- read.csv("Data/proyeccion_cantonal_total_2010-2020.csv", sep = " ", header= TRUE, <text:s/>stringsAsFactors=FALSE)</text:p>
      <text:p text:style-name="Standard"><text:s text:c="14"/></text:p>
      <text:p text:style-name="Standard">###### Join Canton Ubi. Si CantRes missing, then CarUbi used instead. </text:p>
      <text:p text:style-name="Standard">sum(is.na(eg2011_2019$cant_res))</text:p>
      <text:p text:style-name="Standard">#</text:p>
      <text:p text:style-name="Standard"/>
      <text:p text:style-name="Standard">eg2011_2019_extVar0 &lt;- eg2011_2019 %&gt;% left_join(y = CantCentr_df, by = c("cant_ubi" = "DPA_CANTON")) %&gt;% </text:p>
      <text:p text:style-name="Standard"><text:s text:c="2"/>rename(CordXubi = x, CordYubi = y, Nom_CantUbi = DPA_DESCAN) </text:p>
      <text:p text:style-name="Standard"/>
      <text:p text:style-name="Standard">eg2011_2019_extVar &lt;- eg2011_2019_extVar0 <text:s/>%&gt;% left_join(y = CantCentr_df, by = c("cant_res" = "DPA_CANTON")) %&gt;% </text:p>
      <text:p text:style-name="Standard"><text:s text:c="2"/>rename(CordXres = x, CordYres = y, Nom_CantRes = DPA_DESCAN) %&gt;% </text:p>
      <text:p text:style-name="Standard"><text:s text:c="2"/>mutate(CordXres = coalesce(CordXres, CordXubi),</text:p>
      <text:p text:style-name="Standard"><text:s text:c="9"/>CordYres = coalesce(CordYres, CordYubi, Nom_CantRes = coalesce(Nom_CantRes, NomCantUbi)))</text:p>
      <text:p text:style-name="Standard"/>
      <text:p text:style-name="Standard">### ACAA NOV 30 missing to ver como usar COALESCE para variable residencias faltantes. </text:p>
      <text:p text:style-name="Standard"><text:s text:c="2"/></text:p>
      <text:p text:style-name="Standard"><text:s/></text:p>
      <text:p text:style-name="Standard"><text:s text:c="2"/>#select(prov_ubi, cant_ubi, parr_ubi, clase, tipo, entidad, sector, </text:p>
      <text:p text:style-name="Standard"><text:s text:c="3"/># <text:s text:c="5"/>mes_inv, sexo, cod_edad, edad, etnia, prov_res, cant_res, parr_res,</text:p>
      <text:p text:style-name="Standard"><text:s text:c="4"/># <text:s text:c="4"/>anio_ingr, mes_ingr, dia_ingr, fecha_ingr, anio_egr, mes_egr, </text:p>
      <text:p text:style-name="Standard"><text:s text:c="5"/># <text:s text:c="3"/>dia_egr, fecha_egr, dia_estad, con_egrpa, cau_cie10, causa3, </text:p>
      <text:p text:style-name="Standard"><text:s text:c="6"/># <text:s text:c="2"/>cap221rx, cau221rx, cau298rx)</text:p>
      <text:p text:style-name="Standard"><text:s text:c="2"/></text:p>
      <text:p text:style-name="Standard"/>
      <text:p text:style-name="Standard"/>
      <text:p text:style-name="Standard"/>
      <text:p text:style-name="Standard">t(t(sapply(eg2011_2019, class)))</text:p>
      <text:p text:style-name="Standard"/>
      <text:p text:style-name="Standard">##### Join Canton Res</text:p>
      <text:p text:style-name="Standard"/>
      <text:p text:style-name="Standard">##### Join Proyeccion Poblacion Cant Res</text:p>
      <text:p text:style-name="Standard"/>
      <text:p text:style-name="Standard"><text:soft-page-break/></text:p>
      <text:p text:style-name="Standard"/>
      <text:p text:style-name="Standard"/>
      <text:p text:style-name="Standard">##READY down to here, missing to add Population projections </text:p>
      <text:p text:style-name="Standard"/>
      <text:p text:style-name="Standard"/>
      <text:p text:style-name="Standard">#############################################</text:p>
      <text:p text:style-name="Standard">### Exploring diseases</text:p>
      <text:p text:style-name="Standard"/>
      <text:p text:style-name="Standard">childLeuk &lt;- eg2011 %&gt;% filter(edad_pac &lt; 15) %&gt;% filter(str_detect(cau_cie10, "C95"))</text:p>
      <text:p text:style-name="Standard"/>
      <text:p text:style-name="Standard">hist(childLeuk$edad_pac)</text:p>
      <text:p text:style-name="Standard"/>
      <text:p text:style-name="Standard">parkinsons &lt;- eg2011 %&gt;% filter(str_detect(cau_cie10, "G20"))</text:p>
      <text:p text:style-name="Standard">hist(parkinsons$edad_pac)</text:p>
      <text:p text:style-name="Standard"/>
      <text:p text:style-name="Standard">NHlym &lt;- eg2011 %&gt;% filter(str_detect(cau_cie10, "C85"))</text:p>
      <text:p text:style-name="Standard">hist(NHlym$edad_pac)</text:p>
      <text:p text:style-name="Standard"><text:s text:c="32"/></text:p>
      <text:p text:style-name="Standard">pest_intox &lt;- eg2011 %&gt;% filter(str_detect(cau_cie10, "T60"))</text:p>
      <text:p text:style-name="Standard">hist(pest_intox$edad_pac)</text:p>
      <text:p text:style-name="Standard"/>
      <text:p text:style-name="Standard">#################################################</text:p>
      <text:p text:style-name="Standard"/>
      <text:p text:style-name="Standard">summary(pest_intox$dia_estad)</text:p>
      <text:p text:style-name="Standard">summary(childLeuk$dia_estad)</text:p>
      <text:p text:style-name="Standard">summary(NHlym$dia_estad)</text:p>
      <text:p text:style-name="Standard">summary(parkinsons$dia_estad)</text:p>
      <text:p text:style-name="Standard"/>
      <text:p text:style-name="Standard"/>
      <text:p text:style-name="Standard">boxplot(pest_intox$edad_pac ~ pest_intox$con_egrpa)</text:p>
      <text:p text:style-name="Standard">boxplot(childLeuk$edad_pac ~ childLeuk$con_egrpa)</text:p>
      <text:p text:style-name="Standard">boxplot(NHlym$edad_pac ~ NHlym$con_egrpa)</text:p>
      <text:p text:style-name="Standard">boxplot(parkinsons$edad_pac ~ parkinsons$con_egrpa)</text:p>
      <text:p text:style-name="Standard"/>
      <text:p text:style-name="Standard">cod_estFactorPest &lt;- as.factor(pest_intox$cod_est)</text:p>
      <text:p text:style-name="Standard">summary(cod_estFactorPest)</text:p>
      <text:p text:style-name="Standard"/>
      <text:p text:style-name="Standard">cant_FactorPest &lt;- as.factor(pest_intox$cant_ubie)</text:p>
      <text:p text:style-name="Standard">table(cant_FactorPest)</text:p>
      <text:p text:style-name="Standard"/>
      <text:p text:style-name="Standard">plot(cant_FactorPest)</text:p>
      <text:p text:style-name="Standard"/>
      <text:p text:style-name="Standard">##############################################################################</text:p>
      <text:p text:style-name="Standard">#Spatiotemporal - DEFUNCIONES 2011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  <text:p text:style-name="Standard"/>
      <text:p text:style-name="Standard"><text:soft-page-break/></text:p>
      <text:p text:style-name="Standard">####################</text:p>
      <text:p text:style-name="Standard"># Importing and exploring data DEFUNCIONES</text:p>
      <text:p text:style-name="Standard"/>
      <text:p text:style-name="Standard"/>
      <text:p text:style-name="Standard">edg2019 &lt;- read.csv("Data/BDD_EDG_2019.csv", header = <text:s/>TRUE, sep = ';')</text:p>
      <text:p text:style-name="Standard"/>
      <text:p text:style-name="Standard">Mort_cLeuk2019 &lt;- edg2019 %&gt;% filter(edad &lt; 15) %&gt;% filter(str_detect(causa, "C95"))</text:p>
      <text:p text:style-name="Standard">hist(Mort_cLeuk2019$edad)</text:p>
      <text:p text:style-name="Standard"/>
      <text:p text:style-name="Standard">Mort_Park2019 &lt;- edg2019 %&gt;% filter(str_detect(causa, "G20"))</text:p>
      <text:p text:style-name="Standard">hist(Mort_Park2019$edad)</text:p>
      <text:p text:style-name="Standard"/>
      <text:p text:style-name="Standard">Mort_NHlym2019 &lt;- edg2019 %&gt;% filter(str_detect(causa, "C85"))</text:p>
      <text:p text:style-name="Standard">hist(Mort_NHlym2019$edad)</text:p>
      <text:p text:style-name="Standard"/>
      <text:p text:style-name="Standard">Mort_pesttox2019 &lt;- edg2019 %&gt;% filter(str_detect(causa, "T60"))</text:p>
      <text:p text:style-name="Standard"/>
      <text:p text:style-name="Standard"/>
      <text:p text:style-name="Standard"/>
      <text:p text:style-name="Standard">##############################################################################</text:p>
      <text:p text:style-name="Standard">#Temporal - 2000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  <text:p text:style-name="Standard"/>
      <text:p text:style-name="Standard"/>
      <text:p text:style-name="Standard"/>
      <text:p text:style-name="Standard">library(haven)</text:p>
      <text:p text:style-name="Standard">library(tidyverse)</text:p>
      <text:p text:style-name="Standard">library(lubridate)</text:p>
      <text:p text:style-name="Standard">library(sp)</text:p>
      <text:p text:style-name="Standard">library(sf)</text:p>
      <text:p text:style-name="Standard">library(rgeos)</text:p>
      <text:p text:style-name="Standard">library(geosphere)</text:p>
      <text:p text:style-name="Standard">library(rgdal)</text:p>
      <text:p text:style-name="Standard">#library(raster)</text:p>
      <text:p text:style-name="Standard"/>
      <text:p text:style-name="Standard">#####</text:p>
      <text:p text:style-name="Standard">#Solving conflict functions, with devtools</text:p>
      <text:p text:style-name="Standard">#conflict_prefer("select", "dplyr")</text:p>
      <text:p text:style-name="Standard"/>
      <text:p text:style-name="Standard"/>
      <text:p text:style-name="Standard">##############################################################################</text:p>
      <text:p text:style-name="Standard">#Spatiotemporal - EGRESOS 2011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  <text:p text:style-name="Standard">##</text:p>
      <text:p text:style-name="Standard"><text:soft-page-break/># Importing and exploring data EGRESOS</text:p>
      <text:p text:style-name="Standard">###</text:p>
      <text:p text:style-name="Standard"/>
      <text:p text:style-name="Standard">egresos2010 &lt;- read_sav("Data/Egresos_hospitalarios2010.sav")</text:p>
      <text:p text:style-name="Standard">glimpse(egresos2010)</text:p>
      <text:p text:style-name="Standard">str(egresos2010)</text:p>
      <text:p text:style-name="Standard"/>
      <text:p text:style-name="Standard"/>
      <text:p text:style-name="Standard">egresos2011 &lt;- read_sav("Data/Egresos_hospitalarios2011.sav")</text:p>
      <text:p text:style-name="Standard">glimpse(egresos2011)</text:p>
      <text:p text:style-name="Standard">str(egresos2011)</text:p>
      <text:p text:style-name="Standard"/>
      <text:p text:style-name="Standard">defunciones2001 &lt;- read_sav("Data/Defunciones_2001.sav")</text:p>
      <text:p text:style-name="Standard"/>
      <text:p text:style-name="Standard">eg2011 &lt;- read_sav("Data/Egresos_hospitalarios2011.sav")</text:p>
      <text:p text:style-name="Standard">eg2012 &lt;- read_sav("Data/Egresos_hospitalarios2012.sav")</text:p>
      <text:p text:style-name="Standard">eg2013 &lt;- read_sav("Data/Egresos_hospitalarios2013.sav")</text:p>
      <text:p text:style-name="Standard">eg2014 &lt;- read_sav("Data/Egresos_hospitalarios2014.sav")</text:p>
      <text:p text:style-name="Standard">eg2015 &lt;- read_sav("Data/Egresos_hospitalarios2015.sav")</text:p>
      <text:p text:style-name="Standard">eg2016 &lt;- read_sav("Data/Egresos_hospitalarios2016.sav")</text:p>
      <text:p text:style-name="Standard">eg2017 &lt;- read_sav("Data/Egresos_hospitalarios2017.sav")</text:p>
      <text:p text:style-name="Standard">eg2018 &lt;- read_sav("Data/Egresos_hospitalarios2018.sav")</text:p>
      <text:p text:style-name="Standard">eg2019 &lt;- read_sav("Data/Egresos_hospitalarios2019.sav")</text:p>
      <text:p text:style-name="Standard"/>
      <text:p text:style-name="Standard"/>
      <text:p text:style-name="Standard"/>
      <text:p text:style-name="Standard">#######################################</text:p>
      <text:p text:style-name="Standard">#Capture variable names for 2011- 2015</text:p>
      <text:p text:style-name="Standard">#######################################</text:p>
      <text:p text:style-name="Standard"/>
      <text:p text:style-name="Standard">capture.output(names(eg2015), file = "variables2015.txt")</text:p>
      <text:p text:style-name="Standard">capture.output(names(eg2014), file = "variables2014.txt")</text:p>
      <text:p text:style-name="Standard">capture.output(names(eg2013), file = "variables2013.txt")</text:p>
      <text:p text:style-name="Standard">capture.output(names(eg2012), file = "variables2012.txt")</text:p>
      <text:p text:style-name="Standard">capture.output(names(eg2011), file = "variables2011.txt")</text:p>
      <text:p text:style-name="Standard"/>
      <text:p text:style-name="Standard">#########################################</text:p>
      <text:p text:style-name="Standard">#### Exploring Bind variables that have same variables' names (2015-2019)</text:p>
      <text:p text:style-name="Standard">#########################################</text:p>
      <text:p text:style-name="Standard"/>
      <text:p text:style-name="Standard">#LIst of variables class</text:p>
      <text:p text:style-name="Standard"/>
      <text:p text:style-name="Standard">t(t(sapply(eg2019, class)))</text:p>
      <text:p text:style-name="Standard">t(t(sapply(eg2018, class)))</text:p>
      <text:p text:style-name="Standard">t(t(sapply(eg2017, class)))</text:p>
      <text:p text:style-name="Standard">t(t(sapply(eg2016, class)))</text:p>
      <text:p text:style-name="Standard">t(t(sapply(eg2015, class)))</text:p>
      <text:p text:style-name="Standard"/>
      <text:p text:style-name="Standard">eg2017$fecha_egr &lt;- as.character(eg2017$fecha_egr)</text:p>
      <text:p text:style-name="Standard"><text:soft-page-break/>eg2017$fecha_ingr &lt;- as.character(eg2017$fecha_ingr) </text:p>
      <text:p text:style-name="Standard">eg2017 &lt;- eg2017 %&gt;% mutate(fecha_ingr = str_replace_all(fecha_ingr, "-", "/")) %&gt;% </text:p>
      <text:p text:style-name="Standard"><text:s text:c="2"/>mutate(fecha_egr = str_replace_all(fecha_egr, "-", "/"))</text:p>
      <text:p text:style-name="Standard"/>
      <text:p text:style-name="Standard">eg2016$fecha_egr &lt;- as.character(eg2016$fecha_egr)</text:p>
      <text:p text:style-name="Standard"/>
      <text:p text:style-name="Standard">eg2016$fecha_ingr &lt;- as.character(eg2016$fecha_ingr) </text:p>
      <text:p text:style-name="Standard">eg2016 &lt;- eg2016 %&gt;% mutate(fecha_ingr = str_replace_all(fecha_ingr, "-", "/")) %&gt;% </text:p>
      <text:p text:style-name="Standard"><text:s text:c="2"/>mutate(fecha_egr = str_replace_all(fecha_egr, "-", "/"))</text:p>
      <text:p text:style-name="Standard"/>
      <text:p text:style-name="Standard"/>
      <text:p text:style-name="Standard">eg2015$fecha_egr &lt;- as.character(eg2015$fecha_egr)</text:p>
      <text:p text:style-name="Standard">eg2015$fecha_ingr &lt;- as.character(eg2015$fecha_ingr)</text:p>
      <text:p text:style-name="Standard">eg2015 &lt;- eg2015 %&gt;% mutate(fecha_ingr = str_replace_all(fecha_ingr, "-", "/")) %&gt;% </text:p>
      <text:p text:style-name="Standard"><text:s text:c="11"/>mutate(fecha_egr = str_replace_all(fecha_egr, "-", "/"))</text:p>
      <text:p text:style-name="Standard"/>
      <text:p text:style-name="Standard"/>
      <text:p text:style-name="Standard"/>
      <text:p text:style-name="Standard">eg2018_2019 &lt;- bind_rows(eg2018, eg2019)</text:p>
      <text:p text:style-name="Standard">#Works!</text:p>
      <text:p text:style-name="Standard"/>
      <text:p text:style-name="Standard">eg2017_2019 &lt;- bind_rows(eg2017, eg2018_2019)</text:p>
      <text:p text:style-name="Standard">#Works!</text:p>
      <text:p text:style-name="Standard"/>
      <text:p text:style-name="Standard">eg2017_2019$nac_pac &lt;- as.character(eg2017_2019$nac_pac)</text:p>
      <text:p text:style-name="Standard"/>
      <text:p text:style-name="Standard"/>
      <text:p text:style-name="Standard">eg2016_2019 &lt;- bind_rows(eg2016, eg2017_2019)</text:p>
      <text:p text:style-name="Standard">#Works!</text:p>
      <text:p text:style-name="Standard"/>
      <text:p text:style-name="Standard"/>
      <text:p text:style-name="Standard">t(t(sapply(eg2018_2019, class)))</text:p>
      <text:p text:style-name="Standard">t(t(sapply(eg2017_2019, class)))</text:p>
      <text:p text:style-name="Standard">t(t(sapply(eg2016_2019, class)))</text:p>
      <text:p text:style-name="Standard"/>
      <text:p text:style-name="Standard">######################</text:p>
      <text:p text:style-name="Standard">### Prepare to bind other year (2011-2014) NOV26_2020</text:p>
      <text:p text:style-name="Standard">### Changing name and variables class</text:p>
      <text:p text:style-name="Standard">######################</text:p>
      <text:p text:style-name="Standard"/>
      <text:p text:style-name="Standard">t(t(sapply(eg2014, class)))</text:p>
      <text:p text:style-name="Standard"/>
      <text:p text:style-name="Standard">eg2014 &lt;- eg2014 %&gt;% mutate_if(is.Date, as.character) %&gt;% </text:p>
      <text:p text:style-name="Standard"><text:s text:c="10"/>select(prov_ubi, cant_ubi, parr_ubi, clase, tipo, entidad, sector, </text:p>
      <text:p text:style-name="Standard"><text:s text:c="17"/>mes_inv, sexo, cod_edad, edad, etnia, prov_res, cant_res, parr_res,</text:p>
      <text:p text:style-name="Standard"><text:s text:c="17"/>anio_ingr, mes_ingr, dia_ingr, fecha_ingr, anio_egr, mes_egr, </text:p>
      <text:p text:style-name="Standard"><text:s text:c="17"/>dia_egr, fecha_egr, dia_estad, con_egrpa, cau_cie10, causa3, </text:p>
      <text:p text:style-name="Standard"><text:s text:c="17"/>cap221rx, cau221rx, cau298rx) %&gt;% </text:p>
      <text:p text:style-name="Standard"><text:s text:c="10"/>mutate(fecha_ingr = str_replace_all(eg2014$fecha_ingr, "-", "/")) %&gt;% </text:p>
      <text:p text:style-name="Standard"><text:soft-page-break/><text:s text:c="10"/>mutate(fecha_egr = str_replace_all(eg2014$fecha_egr, "-", "/"))</text:p>
      <text:p text:style-name="Standard"><text:s text:c="2"/></text:p>
      <text:p text:style-name="Standard">eg2013 &lt;- eg2013 %&gt;% mutate_if(is.Date, as.character) %&gt;% </text:p>
      <text:p text:style-name="Standard"><text:s text:c="2"/>select(prov_ubi, cant_ubi, parr_ubi, clase, tipo, entidad, sector, </text:p>
      <text:p text:style-name="Standard"><text:s text:c="9"/>mes_inv, sexo, cod_edad, edad, prov_res, cant_res, parr_res,</text:p>
      <text:p text:style-name="Standard"><text:s text:c="9"/>anio_ingr, mes_ingr, dia_ingr, fecha_ingr, anio_egr, mes_egr, </text:p>
      <text:p text:style-name="Standard"><text:s text:c="9"/>dia_egr, fecha_egr, dia_estad, con_egrpa, cau_cie10, causa3, </text:p>
      <text:p text:style-name="Standard"><text:s text:c="9"/>cap221rx, cau221rx, cau298rx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><text:s text:c="2"/></text:p>
      <text:p text:style-name="Standard">eg2012 &lt;- eg2012 %&gt;% mutate_if(is.Date, as.character) %&gt;% </text:p>
      <text:p text:style-name="Standard"><text:s text:c="2"/>unite("fecha_ingr", Anio_ingr, Mes_ingr, Dia_ingr, sep = "/", remove = FALSE) %&gt;% </text:p>
      <text:p text:style-name="Standard"><text:s text:c="2"/>select(Prov_ubie, Cant_ubie, Parr_ubie, Clase, Tipo, Entidad, Sector, </text:p>
      <text:p text:style-name="Standard"><text:s text:c="9"/>Mes_inv, Sexo_pac, Cond_edad, Edad_pac, Prov_pac, Cant_pac, Parr_pac,</text:p>
      <text:p text:style-name="Standard"><text:s text:c="9"/>Anio_ingr, Mes_ingr, Dia_ingr, fecha_ingr, Mes_egr, </text:p>
      <text:p text:style-name="Standard"><text:s text:c="9"/>Dia_egr, Dia_estad, Con_egrpa, Cau_cie10, Causa3, </text:p>
      <text:p text:style-name="Standard"><text:s text:c="9"/>Cap221rx, Cau221rx, Cau298rx) %&gt;% </text:p>
      <text:p text:style-name="Standard"><text:s text:c="2"/>rename(prov_ubi = Prov_ubie, cant_ubi = Cant_ubie, parr_ubi = Parr_ubie, </text:p>
      <text:p text:style-name="Standard"><text:s text:c="9"/>clase = Clase, tipo = Tipo, entidad = Entidad, sector = Sector, </text:p>
      <text:p text:style-name="Standard"><text:s text:c="9"/>mes_inv = Mes_inv, sexo = Sexo_pac, cod_edad = Cond_edad, edad = Edad_pac,</text:p>
      <text:p text:style-name="Standard"><text:s text:c="9"/>prov_res = Prov_pac, cant_res = Cant_pac, parr_res = Parr_pac,</text:p>
      <text:p text:style-name="Standard"><text:s text:c="9"/>anio_ingr = Anio_ingr, mes_ingr = Mes_ingr, dia_ingr = Dia_ingr, </text:p>
      <text:p text:style-name="Standard"><text:s text:c="9"/>mes_egr = Mes_egr, dia_egr = Dia_egr, dia_estad = Dia_estad, </text:p>
      <text:p text:style-name="Standard"><text:s text:c="9"/>con_egrpa = Con_egrpa, cau_cie10 = Cau_cie10, causa3 = Causa3, </text:p>
      <text:p text:style-name="Standard"><text:s text:c="9"/>cap221rx = Cap221rx, cau221rx = Cau221rx, cau298rx = Cau298rx) %&gt;% </text:p>
      <text:p text:style-name="Standard"><text:s text:c="2"/>mutate(entidad = as.numeric(as.character(entidad))) %&gt;% </text:p>
      <text:p text:style-name="Standard"><text:s text:c="2"/>mutate(sector = as.numeric(as.character(sector))) %&gt;% </text:p>
      <text:p text:style-name="Standard"><text:s text:c="2"/>mutate(sexo = as.numeric(as.character(sexo))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>eg2011 &lt;- eg2011 %&gt;% mutate_if(is.Date, as.character) %&gt;% </text:p>
      <text:p text:style-name="Standard"><text:s text:c="2"/>unite("fecha_ingr", anio_ingr, mes_ingr, dia_ingr, sep = "/", remove = FALSE) %&gt;% </text:p>
      <text:p text:style-name="Standard"><text:s text:c="2"/>select(prov_ubie, cant_ubie, par_ubie, clase, tipo, entidad, sector, </text:p>
      <text:p text:style-name="Standard"><text:s text:c="9"/>mes_inv, sexo_pac, cond_edad, edad_pac, prov_pac, cant_pac, parr_pac,</text:p>
      <text:p text:style-name="Standard"><text:s text:c="9"/>anio_ingr, mes_ingr, dia_ingr, fecha_ingr, mes_egr, </text:p>
      <text:p text:style-name="Standard"><text:s text:c="9"/>dia_egr, dia_estad, con_egrpa, cau_cie10, </text:p>
      <text:p text:style-name="Standard"><text:s text:c="9"/>cap221rx, cau221rx, cau298rx) %&gt;% </text:p>
      <text:p text:style-name="Standard"><text:s text:c="2"/>rename(prov_ubi = prov_ubie, cant_ubi = cant_ubie, parr_ubi = par_ubie, </text:p>
      <text:p text:style-name="Standard"><text:s text:c="9"/>sexo = sexo_pac, cod_edad = cond_edad, edad = edad_pac,</text:p>
      <text:p text:style-name="Standard"><text:s text:c="9"/>prov_res = prov_pac, cant_res = cant_pac, parr_res = parr_pac)%&gt;% <text:s text:c="2"/></text:p>
      <text:p text:style-name="Standard"><text:s text:c="2"/>mutate(cod_edad = as.numeric(as.character(cod_edad))) %&gt;% </text:p>
      <text:p text:style-name="Standard"><text:s text:c="2"/>mutate(clase = as.numeric(as.character(clase))) %&gt;% </text:p>
      <text:p text:style-name="Standard"><text:s text:c="2"/>mutate(tipo = as.numeric(as.character(tipo))) %&gt;% </text:p>
      <text:p text:style-name="Standard"><text:s text:c="2"/>mutate(entidad = as.numeric(as.character(entidad))) %&gt;% </text:p>
      <text:p text:style-name="Standard"><text:s text:c="2"/>mutate(sector = as.numeric(as.character(sector))) %&gt;% </text:p>
      <text:p text:style-name="Standard"><text:s text:c="2"/>mutate(mes_inv = as.numeric(as.character(mes_inv))) %&gt;% </text:p>
      <text:p text:style-name="Standard"><text:soft-page-break/><text:s text:c="2"/>mutate(sexo = as.numeric(as.character(sexo))) %&gt;% </text:p>
      <text:p text:style-name="Standard"><text:s text:c="2"/>mutate(mes_ingr = as.numeric(as.character(mes_ingr))) %&gt;% </text:p>
      <text:p text:style-name="Standard"><text:s text:c="2"/>mutate(mes_egr = as.numeric(as.character(mes_egr))) %&gt;% </text:p>
      <text:p text:style-name="Standard"><text:s text:c="2"/>mutate(con_egrpa = as.numeric(as.character(con_egrpa))) %&gt;% </text:p>
      <text:p text:style-name="Standard"><text:s text:c="2"/>mutate(cap221rx = as.numeric(as.character(cap221rx))) %&gt;% </text:p>
      <text:p text:style-name="Standard"><text:s text:c="2"/>mutate(cau221rx = as.numeric(as.character(cau221rx))) %&gt;% </text:p>
      <text:p text:style-name="Standard"><text:s text:c="2"/>mutate(cau298rx = as.numeric(as.character(cau298rx))) %&gt;% </text:p>
      <text:p text:style-name="Standard"><text:s text:c="2"/>mutate(cod_edad = cod_edad +1) %&gt;% </text:p>
      <text:p text:style-name="Standard"><text:s text:c="2"/>within(cod_edad[cod_edad == 10] &lt;- 4)</text:p>
      <text:p text:style-name="Standard"/>
      <text:p text:style-name="Standard"/>
      <text:p text:style-name="Standard"/>
      <text:p text:style-name="Standard"><text:s text:c="3"/></text:p>
      <text:p text:style-name="Standard">#######################################################</text:p>
      <text:p text:style-name="Standard">#### Putting together all the years for Spatiomtemporal</text:p>
      <text:p text:style-name="Standard"/>
      <text:p text:style-name="Standard"/>
      <text:p text:style-name="Standard">### 2015 -2019 </text:p>
      <text:p text:style-name="Standard">###Todas las variables completas</text:p>
      <text:p text:style-name="Standard">###Rural vs Urbano en todos los anios (area_ubi, 1 = Urban, 2 = Rural)</text:p>
      <text:p text:style-name="Standard">eg2015_2019 &lt;- bind_rows(eg2015, eg2016_2019) <text:s/></text:p>
      <text:p text:style-name="Standard"/>
      <text:p text:style-name="Standard">nrow(eg2015)</text:p>
      <text:p text:style-name="Standard">nrow(eg2016)</text:p>
      <text:p text:style-name="Standard">nrow(eg2017)</text:p>
      <text:p text:style-name="Standard">nrow(eg2018)</text:p>
      <text:p text:style-name="Standard">nrow(eg2019)</text:p>
      <text:p text:style-name="Standard">nrow(eg2015_2019)</text:p>
      <text:p text:style-name="Standard">sum(nrow(eg2015), nrow(eg2016), nrow(eg2017), nrow(eg2018), nrow(eg2019))</text:p>
      <text:p text:style-name="Standard">#works! SUm of number of observations is correct</text:p>
      <text:p text:style-name="Standard"/>
      <text:p text:style-name="Standard">##### 2014 -2019 Etnia in all databases, sin Rural vs Urban</text:p>
      <text:p text:style-name="Standard">#####Cod_edad 4 niveles(1=hora, 2 dia, 3 mes, 4 anio, 9 ignorado)</text:p>
      <text:p text:style-name="Standard"/>
      <text:p text:style-name="Standard">eg2014_2019 &lt;- bind_rows(eg2014, eg2015_2019)</text:p>
      <text:p text:style-name="Standard">nrow(eg2014_2019)</text:p>
      <text:p text:style-name="Standard">sum(nrow(eg2014) + nrow(eg2015_2019))</text:p>
      <text:p text:style-name="Standard"/>
      <text:p text:style-name="Standard">##### 2014- 2019 Cambiando niveles cod_edad. Si horas, cambiar edad a 1, </text:p>
      <text:p text:style-name="Standard">##### Y cambiar cod_edad de horas (1) a dia (2). Quedan 2=dia, 3=mes, 4=anio</text:p>
      <text:p text:style-name="Standard">table(eg2014_2019$cod_edad)</text:p>
      <text:p text:style-name="Standard"/>
      <text:p text:style-name="Standard">eg2014_2019 &lt;- eg2014_2019 %&gt;% <text:s/>mutate(edad = if_else(cod_edad == 1, 1, edad ))</text:p>
      <text:p text:style-name="Standard">eg2014_2019 &lt;- eg2014_2019 %&gt;% within(cod_edad[cod_edad == 1] &lt;- 2)</text:p>
      <text:p text:style-name="Standard"/>
      <text:p text:style-name="Standard">table(eg2014_2019$cod_edad)</text:p>
      <text:p text:style-name="Standard">#Consistentes los cod_edad antes y despues del cambio </text:p>
      <text:p text:style-name="Standard"/>
      <text:p text:style-name="Standard">##### 2013 - 2019, Buena información del egreso (2011-2012 no tienen anio egreso). </text:p>
      <text:p text:style-name="Standard"><text:soft-page-break/>eg2013_2019 &lt;- bind_rows(eg2013, eg2014_2019)</text:p>
      <text:p text:style-name="Standard"/>
      <text:p text:style-name="Standard">nrow(eg2013_2019)</text:p>
      <text:p text:style-name="Standard">sum(nrow(eg2013) + nrow(eg2014_2019))</text:p>
      <text:p text:style-name="Standard"/>
      <text:p text:style-name="Standard">##### 2011 - 2019, Todas las variables </text:p>
      <text:p text:style-name="Standard">##todos los anios, subset ANios solo anios despues 2010</text:p>
      <text:p text:style-name="Standard"/>
      <text:p text:style-name="Standard">eg2011_2019 &lt;- bind_rows(eg2011, eg2012, eg2013_2019)</text:p>
      <text:p text:style-name="Standard">eg2011_2019 &lt;- eg2011_2019 %&gt;% subset(anio_ingr &gt; 2010)</text:p>
      <text:p text:style-name="Standard">nrow(eg2011_2019)</text:p>
      <text:p text:style-name="Standard">sum(nrow(eg2011) + nrow(eg2012) + nrow(eg2013_2019))</text:p>
      <text:p text:style-name="Standard"/>
      <text:p text:style-name="Standard">###### Exploring Missing Values in Cant_RES </text:p>
      <text:p text:style-name="Standard">sum(is.na(eg2011_2019$cant_res))</text:p>
      <text:p text:style-name="Standard">sum(eg2011_2019$cant_res == "8800")</text:p>
      <text:p text:style-name="Standard">#11535</text:p>
      <text:p text:style-name="Standard"># NO missing, son "8800" que significa EXTERIOR. Puedo quitarlos =)</text:p>
      <text:p text:style-name="Standard"/>
      <text:p text:style-name="Standard">eg2011_2019 &lt;- eg2011_2019 %&gt;% subset(cant_res != "8800")</text:p>
      <text:p text:style-name="Standard">sum(eg2011_2019$cant_res == "8800")</text:p>
      <text:p text:style-name="Standard"/>
      <text:p text:style-name="Standard">### Dropping variables that are NOT in all years. </text:p>
      <text:p text:style-name="Standard">eg_2011_2019_all &lt;- eg2011_2019 %&gt;% </text:p>
      <text:p text:style-name="Standard"><text:s text:c="2"/>select(-c(causa3, anio_egr, fecha_egr, etnia, area_ubi, nac_pac, nom_pais, </text:p>
      <text:p text:style-name="Standard"><text:s text:c="12"/>cod_pais, area_res, esp_egrpa))</text:p>
      <text:p text:style-name="Standard"/>
      <text:p text:style-name="Standard">###############################################</text:p>
      <text:p text:style-name="Standard">###Calculating Centroids from shapefile </text:p>
      <text:p text:style-name="Standard">####### </text:p>
      <text:p text:style-name="Standard"/>
      <text:p text:style-name="Standard">cantones_shp &lt;- readOGR("Data/Cantones2014_INEC", "nxcantones")</text:p>
      <text:p text:style-name="Standard">plot(cantones_shp)</text:p>
      <text:p text:style-name="Standard">centroidCant &lt;- gCentroid(cantones_shp, byid = TRUE)</text:p>
      <text:p text:style-name="Standard"/>
      <text:p text:style-name="Standard">SpDF_centroid &lt;- SpatialPointsDataFrame(centroidCant, cantones_shp@data)</text:p>
      <text:p text:style-name="Standard">SpDF_centroid </text:p>
      <text:p text:style-name="Standard"/>
      <text:p text:style-name="Standard">#plot(cantones_shp)</text:p>
      <text:p text:style-name="Standard">#plot(SpDF_centroid, add = TRUE)</text:p>
      <text:p text:style-name="Standard"/>
      <text:p text:style-name="Standard">CantCentr_df &lt;- as.data.frame(SpDF_centroid)</text:p>
      <text:p text:style-name="Standard"/>
      <text:p text:style-name="Standard"/>
      <text:p text:style-name="Standard">CantCentr_df &lt;- CantCentr_df %&gt;% select(DPA_CANTON, DPA_DESCAN, x, y) </text:p>
      <text:p text:style-name="Standard">#There was a conflict with select (probably with raster), alternative is conflict_prefer(),</text:p>
      <text:p text:style-name="Standard">#pero decid no llamar el paquete raster() que era el del conflicto</text:p>
      <text:p text:style-name="Standard"/>
      <text:p text:style-name="Standard"><text:soft-page-break/>proy_pob2010_2020unitdy &lt;- read.csv("Data/proyeccion_cantonal_total_2010-2020.csv", sep = " ", header= TRUE,</text:p>
      <text:p text:style-name="Standard"><text:s text:c="30"/>colClasses = c("character", "numeric", "numeric", "numeric", "numeric", "numeric", </text:p>
      <text:p text:style-name="Standard"><text:s text:c="45"/>"numeric", "numeric", "numeric", "numeric", "numeric", "numeric"))</text:p>
      <text:p text:style-name="Standard"><text:s text:c="14"/></text:p>
      <text:p text:style-name="Standard">proy_pob2010_2020 &lt;- proy_pob2010_2020unitdy %&gt;% </text:p>
      <text:p text:style-name="Standard"><text:s text:c="2"/>pivot_longer(c(X2010, X2011, X2012, X2013, </text:p>
      <text:p text:style-name="Standard"><text:s text:c="36"/>X2014, X2015, X2016, X2017, </text:p>
      <text:p text:style-name="Standard"><text:s text:c="36"/>X2018, X2019, X2020),</text:p>
      <text:p text:style-name="Standard"><text:s text:c="36"/>names_to = "proy_year", values_to = "proy_pob") %&gt;% </text:p>
      <text:p text:style-name="Standard"><text:s text:c="2"/>mutate(proy_year = as.numeric(gsub("X", "", proy_year)))</text:p>
      <text:p text:style-name="Standard"/>
      <text:p text:style-name="Standard"/>
      <text:p text:style-name="Standard"/>
      <text:p text:style-name="Standard">eg2011_2019_extVar0 &lt;- eg2011_2019 %&gt;% left_join(y = CantCentr_df, by = c("cant_ubi" = "DPA_CANTON")) %&gt;% </text:p>
      <text:p text:style-name="Standard"><text:s text:c="2"/>rename(CordXubi = x, CordYubi = y, Nom_CantUbi = DPA_DESCAN) </text:p>
      <text:p text:style-name="Standard"/>
      <text:p text:style-name="Standard">eg2011_2019_extVar &lt;- eg2011_2019_extVar0 <text:s/>%&gt;% left_join(y = CantCentr_df, by = c("cant_res" = "DPA_CANTON")) %&gt;% </text:p>
      <text:p text:style-name="Standard"><text:s text:c="2"/>rename(CordXres = x, CordYres = y, Nom_CantRes = DPA_DESCAN) %&gt;% </text:p>
      <text:p text:style-name="Standard"><text:s text:c="2"/></text:p>
      <text:p text:style-name="Standard"/>
      <text:p text:style-name="Standard">#ensayo</text:p>
      <text:p text:style-name="Standard">pruebaCambio &lt;- eg2011_2019_extVar %&gt;% </text:p>
      <text:p text:style-name="Standard"><text:s text:c="2"/>left_join(y = proy_pob2010_2020, by = c("cant_res" = "DPA_CANTON")) %&gt;% </text:p>
      <text:p text:style-name="Standard"><text:s text:c="2"/>mutate(proy_pob = within(anio_ingr[cod_edad == 10] &lt;- 4))</text:p>
      <text:p text:style-name="Standard"/>
      <text:p text:style-name="Standard"/>
      <text:p text:style-name="Standard">pruebaCambio1 &lt;- pruebaCambio %&gt;% <text:s/>select(cant_res, proy_2011, proy_2019)</text:p>
      <text:p text:style-name="Standard"/>
      <text:p text:style-name="Standard"/>
      <text:p text:style-name="Standard">### Tidy proy y darle</text:p>
      <text:p text:style-name="Standard"/>
      <text:p text:style-name="Standard">### Ya no necesito la linea de abajo porque ya no hay Cant_res NA (elimine "exterior" 8800)</text:p>
      <text:p text:style-name="Standard">#mutate(CordXres = coalesce(CordXres, CordXubi),CordYres = coalesce(CordYres, CordYubi, Nom_CantRes = coalesce(Nom_CantRes, NomCantUbi)))</text:p>
      <text:p text:style-name="Standard"/>
      <text:p text:style-name="Standard"/>
      <text:p text:style-name="Standard">##AHORA PROYEC y luego organizar y listo <text:s/></text:p>
      <text:p text:style-name="Standard"><text:s/></text:p>
      <text:p text:style-name="Standard">#select(prov_ubi, cant_ubi, parr_ubi, clase, tipo, entidad, sector, </text:p>
      <text:p text:style-name="Standard"><text:s text:c="3"/># <text:s text:c="5"/>mes_inv, sexo, cod_edad, edad, etnia, prov_res, cant_res, parr_res,</text:p>
      <text:p text:style-name="Standard"><text:s text:c="4"/># <text:s text:c="4"/>anio_ingr, mes_ingr, dia_ingr, fecha_ingr, anio_egr, mes_egr, </text:p>
      <text:p text:style-name="Standard"><text:s text:c="5"/># <text:s text:c="3"/>dia_egr, fecha_egr, dia_estad, con_egrpa, cau_cie10, causa3, </text:p>
      <text:p text:style-name="Standard"><text:s text:c="6"/># <text:s text:c="2"/>cap221rx, cau221rx, cau298rx)</text:p>
      <text:p text:style-name="Standard"><text:s text:c="2"/></text:p>
      <text:p text:style-name="Standard"/>
      <text:p text:style-name="Standard"/>
      <text:p text:style-name="Standard"><text:soft-page-break/></text:p>
      <text:p text:style-name="Standard">t(t(sapply(eg2011_2019, class)))</text:p>
      <text:p text:style-name="Standard"/>
      <text:p text:style-name="Standard">##### Join Canton Res</text:p>
      <text:p text:style-name="Standard"/>
      <text:p text:style-name="Standard">##### Join Proyeccion Poblacion Cant Res</text:p>
      <text:p text:style-name="Standard"/>
      <text:p text:style-name="Standard"/>
      <text:p text:style-name="Standard"/>
      <text:p text:style-name="Standard"/>
      <text:p text:style-name="Standard">##READY down to here, missing to add Population projections </text:p>
      <text:p text:style-name="Standard"/>
      <text:p text:style-name="Standard"/>
      <text:p text:style-name="Standard">#############################################</text:p>
      <text:p text:style-name="Standard">### Exploring diseases</text:p>
      <text:p text:style-name="Standard"/>
      <text:p text:style-name="Standard">childLeuk &lt;- eg2011 %&gt;% filter(edad_pac &lt; 15) %&gt;% filter(str_detect(cau_cie10, "C95"))</text:p>
      <text:p text:style-name="Standard"/>
      <text:p text:style-name="Standard">hist(childLeuk$edad_pac)</text:p>
      <text:p text:style-name="Standard"/>
      <text:p text:style-name="Standard">parkinsons &lt;- eg2011 %&gt;% filter(str_detect(cau_cie10, "G20"))</text:p>
      <text:p text:style-name="Standard">hist(parkinsons$edad_pac)</text:p>
      <text:p text:style-name="Standard"/>
      <text:p text:style-name="Standard">NHlym &lt;- eg2011 %&gt;% filter(str_detect(cau_cie10, "C85"))</text:p>
      <text:p text:style-name="Standard">hist(NHlym$edad_pac)</text:p>
      <text:p text:style-name="Standard"><text:s text:c="32"/></text:p>
      <text:p text:style-name="Standard">pest_intox &lt;- eg2011 %&gt;% filter(str_detect(cau_cie10, "T60"))</text:p>
      <text:p text:style-name="Standard">hist(pest_intox$edad_pac)</text:p>
      <text:p text:style-name="Standard"/>
      <text:p text:style-name="Standard">#################################################</text:p>
      <text:p text:style-name="Standard"/>
      <text:p text:style-name="Standard">summary(pest_intox$dia_estad)</text:p>
      <text:p text:style-name="Standard">summary(childLeuk$dia_estad)</text:p>
      <text:p text:style-name="Standard">summary(NHlym$dia_estad)</text:p>
      <text:p text:style-name="Standard">summary(parkinsons$dia_estad)</text:p>
      <text:p text:style-name="Standard"/>
      <text:p text:style-name="Standard"/>
      <text:p text:style-name="Standard">boxplot(pest_intox$edad_pac ~ pest_intox$con_egrpa)</text:p>
      <text:p text:style-name="Standard">boxplot(childLeuk$edad_pac ~ childLeuk$con_egrpa)</text:p>
      <text:p text:style-name="Standard">boxplot(NHlym$edad_pac ~ NHlym$con_egrpa)</text:p>
      <text:p text:style-name="Standard">boxplot(parkinsons$edad_pac ~ parkinsons$con_egrpa)</text:p>
      <text:p text:style-name="Standard"/>
      <text:p text:style-name="Standard">cod_estFactorPest &lt;- as.factor(pest_intox$cod_est)</text:p>
      <text:p text:style-name="Standard">summary(cod_estFactorPest)</text:p>
      <text:p text:style-name="Standard"/>
      <text:p text:style-name="Standard">cant_FactorPest &lt;- as.factor(pest_intox$cant_ubie)</text:p>
      <text:p text:style-name="Standard">table(cant_FactorPest)</text:p>
      <text:p text:style-name="Standard"/>
      <text:p text:style-name="Standard">plot(cant_FactorPest)</text:p>
      <text:p text:style-name="Standard"><text:soft-page-break/></text:p>
      <text:p text:style-name="Standard">##############################################################################</text:p>
      <text:p text:style-name="Standard">#Spatiotemporal - DEFUNCIONES 2011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  <text:p text:style-name="Standard"/>
      <text:p text:style-name="Standard"/>
      <text:p text:style-name="Standard">####################</text:p>
      <text:p text:style-name="Standard"># Importing and exploring data DEFUNCIONES</text:p>
      <text:p text:style-name="Standard"/>
      <text:p text:style-name="Standard"/>
      <text:p text:style-name="Standard">edg2019 &lt;- read.csv("Data/BDD_EDG_2019.csv", header = <text:s/>TRUE, sep = ';')</text:p>
      <text:p text:style-name="Standard"/>
      <text:p text:style-name="Standard">Mort_cLeuk2019 &lt;- edg2019 %&gt;% filter(edad &lt; 15) %&gt;% filter(str_detect(causa, "C95"))</text:p>
      <text:p text:style-name="Standard">hist(Mort_cLeuk2019$edad)</text:p>
      <text:p text:style-name="Standard"/>
      <text:p text:style-name="Standard">Mort_Park2019 &lt;- edg2019 %&gt;% filter(str_detect(causa, "G20"))</text:p>
      <text:p text:style-name="Standard">hist(Mort_Park2019$edad)</text:p>
      <text:p text:style-name="Standard"/>
      <text:p text:style-name="Standard">Mort_NHlym2019 &lt;- edg2019 %&gt;% filter(str_detect(causa, "C85"))</text:p>
      <text:p text:style-name="Standard">hist(Mort_NHlym2019$edad)</text:p>
      <text:p text:style-name="Standard"/>
      <text:p text:style-name="Standard">Mort_pesttox2019 &lt;- edg2019 %&gt;% filter(str_detect(causa, "T60"))</text:p>
      <text:p text:style-name="Standard"/>
      <text:p text:style-name="Standard"/>
      <text:p text:style-name="Standard"/>
      <text:p text:style-name="Standard">##############################################################################</text:p>
      <text:p text:style-name="Standard">#Temporal - 2000-2019 analysis of diseases associated </text:p>
      <text:p text:style-name="Standard">#with pesticides use in Ecuador</text:p>
      <text:p text:style-name="Standard">###############################################################################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1T08:49:03.127591890</meta:creation-date>
    <dc:date>2020-12-01T11:33:35.002619539</dc:date>
    <meta:editing-duration>PT45S</meta:editing-duration>
    <meta:editing-cycles>2</meta:editing-cycles>
    <meta:generator>LibreOffice/6.3.6.2$Linux_X86_64 LibreOffice_project/2196df99b074d8a661f4036fca8fa0cbfa33a497</meta:generator>
    <meta:document-statistic meta:table-count="0" meta:image-count="0" meta:object-count="0" meta:page-count="16" meta:paragraph-count="548" meta:word-count="2454" meta:character-count="26357" meta:non-whitespace-character-count="23111"/>
  </office:meta>
</office:document-meta>
</file>